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3" style:family="graphic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4" style:family="graphic">
      <style:graphic-properties draw:stroke="solid" svg:stroke-width="0.026cm" svg:stroke-color="#000000" draw:stroke-linejoin="miter" draw:fill="solid" draw:fill-color="#cc99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5" style:family="graphic">
      <style:graphic-properties draw:stroke="solid" svg:stroke-width="0.026cm" svg:stroke-color="#000000" draw:stroke-linejoin="miter" draw:fill="solid" draw:fill-color="#ff99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6" style:family="graphic">
      <style:graphic-properties draw:stroke="solid" svg:stroke-width="0.026cm" svg:stroke-color="#000000" draw:stroke-linejoin="miter" draw:fill="solid" draw:fill-color="#99cc00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7" style:family="graphic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8" style:family="graphic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9" style:family="graphic">
      <style:graphic-properties draw:stroke="solid" svg:stroke-width="0.026cm" svg:stroke-color="#000000" draw:stroke-linejoin="miter" draw:fill="solid" draw:fill-color="#ffff66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10" style:family="graphic">
      <style:graphic-properties draw:stroke="solid" svg:stroke-width="0.026cm" svg:stroke-color="#000000" draw:stroke-linejoin="miter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pr1" style:family="presentation" style:parent-style-name="Обычный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Обычный-notes">
      <style:graphic-properties draw:fill-color="#ffffff" fo:min-height="11.43cm"/>
    </style:style>
    <style:style style:name="pr3" style:family="presentation" style:parent-style-name="Обычный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Обычный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2.313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Обычный-title">
      <style:graphic-properties draw:stroke="none" draw:fill="none" draw:fill-color="#bbe0e3" draw:textarea-horizontal-align="justify" draw:textarea-vertical-align="middle" draw:auto-grow-height="true" draw:auto-grow-width="false" fo:min-height="1.941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Обычный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3.371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Обычный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3.16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Обычный-title">
      <style:graphic-properties draw:stroke="none" draw:fill="none" draw:fill-color="#bbe0e3" draw:textarea-horizontal-align="justify" draw:textarea-vertical-align="middle" draw:auto-grow-height="true" draw:auto-grow-width="false" fo:min-height="2.153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96cm" fo:margin-bottom="0cm" fo:text-indent="0cm"/>
    </style:style>
    <style:style style:name="P4" style:family="paragraph">
      <style:paragraph-properties fo:margin-left="0cm" fo:margin-right="0cm" fo:margin-top="0.308cm" fo:margin-bottom="0cm" fo:text-indent="0cm"/>
    </style:style>
    <style:style style:name="P5" style:family="paragraph">
      <style:paragraph-properties fo:margin-left="0cm" fo:margin-right="0cm" fo:margin-top="0.705cm" fo:margin-bottom="0cm" fo:text-indent="0cm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margin-top="0.264cm" fo:margin-bottom="0cm" fo:text-indent="0cm"/>
    </style:style>
    <style:style style:name="P8" style:family="paragraph">
      <style:paragraph-properties fo:margin-left="0cm" fo:margin-right="0cm" fo:margin-top="0.793cm" fo:margin-bottom="0cm" fo:text-indent="0cm"/>
    </style:style>
    <style:style style:name="P9" style:family="paragraph">
      <style:paragraph-properties fo:margin-left="0cm" fo:margin-right="0cm" fo:margin-top="0.264cm" fo:margin-bottom="0cm" fo:line-height="100%" fo:text-indent="0cm"/>
    </style:style>
    <style:style style:name="P10" style:family="paragraph">
      <style:paragraph-properties fo:margin-left="0cm" fo:margin-right="0cm" fo:margin-top="0.141cm" fo:margin-bottom="0cm" fo:text-indent="0cm"/>
    </style:style>
    <style:style style:name="P11" style:family="paragraph">
      <style:paragraph-properties fo:margin-left="0cm" fo:margin-right="0cm" fo:margin-top="0.105cm" fo:margin-bottom="0cm" fo:line-height="90%" fo:text-indent="0cm"/>
    </style:style>
    <style:style style:name="P12" style:family="paragraph">
      <style:paragraph-properties fo:margin-left="0cm" fo:margin-right="0cm" fo:margin-top="0.088cm" fo:margin-bottom="0cm" fo:line-height="90%" fo:text-indent="0cm"/>
    </style:style>
    <style:style style:name="P13" style:family="paragraph">
      <style:paragraph-properties fo:margin-left="0cm" fo:margin-right="0cm" fo:margin-top="0.105cm" fo:margin-bottom="0cm" fo:text-indent="0cm"/>
    </style:style>
    <style:style style:name="P14" style:family="paragraph">
      <style:paragraph-properties fo:margin-left="0cm" fo:margin-right="0cm" fo:margin-top="0.105cm" fo:margin-bottom="0cm" fo:line-height="100%" fo:text-indent="0cm"/>
    </style:style>
    <style:style style:name="P15" style:family="paragraph">
      <style:paragraph-properties fo:margin-left="0cm" fo:margin-right="0cm" fo:margin-top="0.105cm" fo:margin-bottom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left="0cm" fo:margin-right="0cm" fo:margin-top="0.088cm" fo:margin-bottom="0cm" fo:line-height="100%" fo:text-indent="0cm"/>
    </style:style>
    <style:style style:name="P17" style:family="paragraph">
      <style:paragraph-properties fo:margin-left="0cm" fo:margin-right="0cm" fo:margin-top="0.088cm" fo:margin-bottom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color="#000000" fo:language="en" fo:country="US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32pt" fo:language="en" fo:country="US" style:font-size-asian="32pt" style:font-size-complex="32pt"/>
    </style:style>
    <style:style style:name="T5" style:family="text">
      <style:text-properties fo:font-size="14pt" fo:language="ru" fo:country="RU" style:font-size-asian="14pt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2pt" fo:language="ru" fo:country="RU" style:font-size-asian="12pt" style:font-size-complex="12pt"/>
    </style:style>
    <style:style style:name="T8" style:family="text">
      <style:text-properties fo:font-size="12pt" fo:language="en" fo:country="US" style:font-size-asian="12pt" style:font-size-complex="12pt"/>
    </style:style>
    <style:style style:name="T9" style:family="text">
      <style:text-properties fo:language="en" fo:country="US"/>
    </style:style>
    <style:style style:name="T10" style:family="text">
      <style:text-properties fo:font-size="36pt" fo:language="en" fo:country="US" style:font-size-asian="36pt" style:font-size-complex="36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family="'Courier New'" style:font-family-generic="modern" style:font-pitch="fixed" fo:font-size="12pt" fo:language="en" fo:country="US" style:font-size-asian="12pt" style:font-size-complex="12pt"/>
    </style:style>
    <style:style style:name="T13" style:family="text">
      <style:text-properties fo:font-family="'Courier New'" style:font-family-generic="modern" style:font-pitch="fixed" fo:font-size="12pt" fo:language="en" fo:country="US" fo:font-style="italic" style:font-size-asian="12pt" style:font-style-asian="italic" style:font-size-complex="12pt" style:font-style-complex="italic"/>
    </style:style>
    <style:style style:name="T14" style:family="text">
      <style:text-properties fo:font-size="32pt" fo:language="ru" fo:country="RU" style:font-size-asian="32pt" style:font-size-complex="32pt"/>
    </style:style>
    <style:style style:name="T15" style:family="text">
      <style:text-properties fo:font-size="16pt" fo:language="en" fo:country="US" style:font-size-asian="16pt" style:font-size-complex="16pt"/>
    </style:style>
    <style:style style:name="T16" style:family="text">
      <style:text-properties fo:font-size="16pt" fo:language="ru" fo:country="RU" style:font-size-asian="16pt" style:font-size-complex="16pt"/>
    </style:style>
    <style:style style:name="T17" style:family="text">
      <style:text-properties fo:font-family="'Courier New'" style:font-family-generic="modern" style:font-pitch="fixed" fo:font-size="10pt" fo:language="en" fo:country="US" style:font-size-asian="10pt" style:font-size-complex="10pt"/>
    </style:style>
    <style:style style:name="T18" style:family="text">
      <style:text-properties fo:font-family="'Courier New'" style:font-family-generic="modern" style:font-pitch="fixed" fo:font-size="10pt" fo:language="ru" fo:country="RU" style:font-size-asian="10pt" style:font-size-complex="10pt"/>
    </style:style>
    <style:style style:name="T19" style:family="text">
      <style:text-properties fo:font-family="'Courier New'" style:font-family-generic="modern" style:font-pitch="fixed" fo:font-size="12pt" fo:language="ru" fo:country="RU" style:font-size-asian="12pt" style:font-size-complex="12pt"/>
    </style:style>
    <style:style style:name="T20" style:family="text">
      <style:text-properties fo:font-family="'DejaVu Sans Mono'" style:font-family-generic="swiss" style:font-pitch="fixed" fo:font-size="10pt" fo:language="en" fo:country="US" fo:font-weight="bold" style:font-size-asian="10pt" style:font-weight-asian="bold" style:font-size-complex="10pt" style:font-weight-complex="bold"/>
    </style:style>
    <style:style style:name="T21" style:family="text">
      <style:text-properties fo:font-family="'DejaVu Sans Mono'" style:font-family-generic="swiss" style:font-pitch="fixed" fo:font-size="10pt" fo:language="ru" fo:country="RU" fo:font-weight="bold" style:font-size-asian="10pt" style:font-weight-asian="bold" style:font-size-complex="10pt" style:font-weight-complex="bold"/>
    </style:style>
    <style:style style:name="T22" style:family="text">
      <style:text-properties fo:font-family="'DejaVu Sans Mono'" style:font-family-generic="swiss" style:font-pitch="fixed" fo:font-size="10pt" fo:language="en" fo:country="US" fo:font-style="italic" fo:font-weight="bold" style:font-size-asian="10pt" style:font-style-asian="italic" style:font-weight-asian="bold" style:font-size-complex="10pt" style:font-style-complex="italic" style:font-weight-complex="bol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Courier New'" style:font-family-generic="moder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Courier New'" style:font-family-generic="modern" style:font-pitch="fixed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POSIX Threads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9">
        <office:forms form:automatic-focus="false" form:apply-design-mode="false"/>
        <draw:frame presentation:style-name="pr3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2">Общая модель</text:span></text:p>
          </draw:text-box>
        </draw:frame>
        <draw:custom-shape draw:style-name="gr2" draw:text-style-name="P2" draw:layer="layout" svg:width="12.276cm" svg:height="8.255cm" svg:x="2.117cm" svg:y="4.2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022cm" svg:height="1.023cm" svg:x="2.54cm" svg:y="4.868cm">
          <text:p text:style-name="P3">Программа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5.292cm" svg:height="4.445cm" svg:x="15.663cm" svg:y="4.445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2" draw:layer="layout" svg:width="8.678cm" svg:height="2.752cm" svg:x="2.54cm" svg:y="9.3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4.869cm" svg:height="0.853cm" svg:x="2.751cm" svg:y="9.525cm">
            <text:p text:style-name="P4"><text:span text:style-name="T3">Общая память</text:span></text:p>
            <draw:enhanced-geometry svg:viewBox="0 0 21600 21600" draw:type="mso-spt202" draw:enhanced-path="M 0 0 L 21600 0 21600 21600 0 21600 0 0 Z N"/>
          </draw:custom-shape>
        </draw:g>
        <draw:custom-shape draw:style-name="gr6" draw:text-style-name="P2" draw:layer="layout" svg:width="5.08cm" svg:height="0.853cm" svg:x="8.467cm" svg:y="4.868cm">
          <text:p text:style-name="P4"><text:span text:style-name="T3">Поток 1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964cm" svg:height="1.615cm" svg:x="16.933cm" svg:y="5.927cm">
          <text:p text:style-name="P5"><text:span text:style-name="T4">CPU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5.08cm" svg:height="0.853cm" svg:x="8.467cm" svg:y="6.35cm">
          <text:p text:style-name="P4"><text:span text:style-name="T5">Поток </text:span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5.08cm" svg:height="0.853cm" svg:x="8.467cm" svg:y="7.832cm">
          <text:p text:style-name="P4"><text:span text:style-name="T5">Поток </text:span><text:span text:style-name="T6">N</text:span></text:p>
          <draw:enhanced-geometry svg:viewBox="0 0 21600 21600" draw:type="mso-spt202" draw:enhanced-path="M 0 0 L 21600 0 21600 21600 0 21600 0 0 Z N"/>
        </draw:custom-shape>
        <draw:line draw:style-name="gr7" draw:text-style-name="P6" draw:layer="layout" svg:x1="13.547cm" svg:y1="5.292cm" svg:x2="15.663cm" svg:y2="5.292cm">
          <text:p/>
        </draw:line>
        <draw:line draw:style-name="gr7" draw:text-style-name="P6" draw:layer="layout" svg:x1="13.547cm" svg:y1="6.773cm" svg:x2="15.663cm" svg:y2="6.773cm">
          <text:p/>
        </draw:line>
        <draw:line draw:style-name="gr7" draw:text-style-name="P6" draw:layer="layout" svg:x1="13.547cm" svg:y1="8.255cm" svg:x2="15.663cm" svg:y2="8.255cm">
          <text:p/>
        </draw:line>
        <draw:line draw:style-name="gr8" draw:text-style-name="P6" draw:layer="layout" svg:x1="6.985cm" svg:y1="5.292cm" svg:x2="8.467cm" svg:y2="5.292cm">
          <text:p/>
        </draw:line>
        <draw:line draw:style-name="gr8" draw:text-style-name="P6" draw:layer="layout" svg:x1="7.62cm" svg:y1="6.773cm" svg:x2="8.467cm" svg:y2="6.773cm">
          <text:p/>
        </draw:line>
        <draw:line draw:style-name="gr8" draw:text-style-name="P6" draw:layer="layout" svg:x1="8.043cm" svg:y1="8.255cm" svg:x2="8.467cm" svg:y2="8.255cm">
          <text:p/>
        </draw:line>
        <draw:line draw:style-name="gr8" draw:text-style-name="P6" draw:layer="layout" svg:x1="6.985cm" svg:y1="5.292cm" svg:x2="6.985cm" svg:y2="9.313cm">
          <text:p/>
        </draw:line>
        <draw:line draw:style-name="gr8" draw:text-style-name="P6" draw:layer="layout" svg:x1="7.62cm" svg:y1="6.773cm" svg:x2="7.62cm" svg:y2="9.313cm">
          <text:p/>
        </draw:line>
        <draw:line draw:style-name="gr8" draw:text-style-name="P6" draw:layer="layout" svg:x1="8.043cm" svg:y1="8.255cm" svg:x2="8.043cm" svg:y2="9.313cm">
          <text:p/>
        </draw:line>
        <draw:custom-shape draw:style-name="gr3" draw:text-style-name="P2" draw:layer="layout" svg:width="21.378cm" svg:height="1.275cm" svg:x="2.117cm" svg:y="12.912cm">
          <text:p text:style-name="P7"><text:span text:style-name="T7">Потоки – наборы инструкций, исполняющиеся на </text:span><text:span text:style-name="T8">CPU</text:span><text:span text:style-name="T7">. Все потоки одной программы работают над одним (разделяемым) адресным пространством.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9">
        <office:forms form:automatic-focus="false" form:apply-design-mode="false"/>
        <draw:frame presentation:style-name="pr3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2">Для чего нужна синхронизация</text:span></text:p>
          </draw:text-box>
        </draw:frame>
        <draw:custom-shape draw:style-name="gr6" draw:text-style-name="P2" draw:layer="layout" svg:width="7.408cm" svg:height="1.023cm" svg:x="2.117cm" svg:y="4.445cm">
          <text:p text:style-name="P3">Поток 1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5.926cm" svg:height="4.022cm" svg:x="13.547cm" svg:y="4.2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058cm" svg:height="1.023cm" svg:x="14.182cm" svg:y="5.927cm">
          <text:p text:style-name="P3"><text:span text:style-name="T9">A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4.868cm" svg:height="1.023cm" svg:x="4.657cm" svg:y="6.773cm">
          <text:p text:style-name="P3">Поток 2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4.657cm" svg:height="0.853cm" svg:x="13.97cm" svg:y="4.657cm">
          <text:p text:style-name="P4"><text:span text:style-name="T3">Общая память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4.656cm" svg:height="3.598cm" svg:x="2.117cm" svg:y="9.7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1cm" svg:height="1.785cm" svg:x="2.54cm" svg:y="10.583cm">
          <text:p text:style-name="P8"><text:span text:style-name="T10">CPU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54cm" svg:height="0.847cm" svg:x="10.16cm" svg:y="6.138cm">
          <text:p text:style-name="P4"><text:span text:style-name="T3"/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54cm" svg:height="0.853cm" svg:x="10.16cm" svg:y="6.35cm">
          <text:p text:style-name="P4"><text:span text:style-name="T6">A += 2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117cm" svg:height="0.853cm" svg:x="10.16cm" svg:y="4.022cm">
          <text:p text:style-name="P4"><text:span text:style-name="T6">A += 3</text:span></text:p>
          <draw:enhanced-geometry svg:viewBox="0 0 21600 21600" draw:type="mso-spt202" draw:enhanced-path="M 0 0 L 21600 0 21600 21600 0 21600 0 0 Z N"/>
        </draw:custom-shape>
        <draw:line draw:style-name="gr8" draw:text-style-name="P6" draw:layer="layout" svg:x1="4.233cm" svg:y1="7.408cm" svg:x2="4.657cm" svg:y2="7.408cm">
          <text:p/>
        </draw:line>
        <draw:line draw:style-name="gr8" draw:text-style-name="P6" draw:layer="layout" svg:x1="4.233cm" svg:y1="7.408cm" svg:x2="4.233cm" svg:y2="9.737cm">
          <text:p/>
        </draw:line>
        <draw:line draw:style-name="gr7" draw:text-style-name="P6" draw:layer="layout" svg:x1="2.54cm" svg:y1="5.503cm" svg:x2="2.54cm" svg:y2="9.737cm">
          <text:p/>
        </draw:line>
        <draw:line draw:style-name="gr7" draw:text-style-name="P6" draw:layer="layout" svg:x1="9.525cm" svg:y1="5.08cm" svg:x2="13.547cm" svg:y2="5.08cm">
          <text:p/>
        </draw:line>
        <draw:line draw:style-name="gr7" draw:text-style-name="P6" draw:layer="layout" svg:x1="9.525cm" svg:y1="7.408cm" svg:x2="13.547cm" svg:y2="7.408cm">
          <text:p/>
        </draw:line>
        <draw:custom-shape draw:style-name="gr3" draw:text-style-name="P2" draw:layer="layout" svg:width="5.504cm" svg:height="0.768cm" svg:x="4.233cm" svg:y="8.255cm">
          <text:p text:style-name="P7"><text:span text:style-name="T11">Набор инструкций 2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5.503cm" svg:height="0.768cm" svg:x="2.54cm" svg:y="5.715cm">
          <text:p text:style-name="P7"><text:span text:style-name="T11">Набор инструкций 1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6.722cm" svg:height="3.813cm" svg:x="7.408cm" svg:y="9.313cm">
          <text:p text:style-name="P4"><text:span text:style-name="T5">Большинство операций над данными не атомарные – то есть состоят из некоего набора инструкций, исполняющегося на </text:span><text:span text:style-name="T6">CPU</text:span><text:span text:style-name="T5"> за несколько тактов. Наборы инструкций нескольких потоков от операций над одной и той же переменной могут перемешаться на </text:span><text:span text:style-name="T6">CPU</text:span><text:span text:style-name="T5">, что может привести к некорректным результатам. Нужны средства для обеспечения корректности операций над данными в общей памяти.</text:span></text:p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3.386cm" svg:height="3.081cm" svg:x="1.482cm" svg:y="14.393cm">
          <text:p text:style-name="P7"><text:span text:style-name="T8">A += 3:</text:span></text:p>
          <text:p text:style-name="P9"><text:span text:style-name="T12">mov ax, </text:span><text:span text:style-name="T13">A</text:span></text:p>
          <text:p text:style-name="P9"><text:span text:style-name="T12">add ax, 3</text:span></text:p>
          <text:p text:style-name="P9"><text:span text:style-name="T12">mov </text:span><text:span text:style-name="T13">A</text:span><text:span text:style-name="T12">, ax</text:span></text:p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3.386cm" svg:height="3.081cm" svg:x="5.292cm" svg:y="14.393cm">
          <text:p text:style-name="P7"><text:span text:style-name="T8">A += 2:</text:span></text:p>
          <text:p text:style-name="P9"><text:span text:style-name="T12">mov ax, </text:span><text:span text:style-name="T13">A</text:span></text:p>
          <text:p text:style-name="P9"><text:span text:style-name="T12">add ax, 2</text:span></text:p>
          <text:p text:style-name="P9"><text:span text:style-name="T12">mov </text:span><text:span text:style-name="T13">A</text:span><text:span text:style-name="T12">, ax</text:span></text:p>
          <draw:enhanced-geometry svg:viewBox="0 0 21600 21600" draw:type="mso-spt202" draw:enhanced-path="M 0 0 L 21600 0 21600 21600 0 21600 0 0 Z N"/>
        </draw:custom-shape>
        <draw:line draw:style-name="gr8" draw:text-style-name="P6" draw:layer="layout" svg:x1="8.678cm" svg:y1="16.51cm" svg:x2="11.007cm" svg:y2="16.51cm">
          <text:p/>
        </draw:line>
        <draw:custom-shape draw:style-name="gr3" draw:text-style-name="P2" draw:layer="layout" svg:width="6.138cm" svg:height="0.847cm" svg:x="10.795cm" svg:y="15.875cm">
          <text:p text:style-name="P4"><text:span text:style-name="T3"/></text:p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7.831cm" svg:height="1.445cm" svg:x="11.007cm" svg:y="15.663cm">
          <text:p text:style-name="P4"><text:span text:style-name="T5">Возможен некорректный результат</text:span><text:span text:style-name="T6"> (A </text:span><text:span text:style-name="T5">= 2 или 3, но не 5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3T1">
        <office:forms form:automatic-focus="false" form:apply-design-mode="false"/>
        <draw:frame presentation:style-name="pr3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14">Библиотека </text:span><text:span text:style-name="T4">POSIX Threads</text:span></text:p>
          </draw:text-box>
        </draw:frame>
        <draw:frame presentation:style-name="pr4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10"><text:span text:style-name="T15">#include &lt;pthreads.h&gt; - </text:span><text:span text:style-name="T16">функции библиотеки</text:span></text:p>
              </text:list-item>
              <text:list-item>
                <text:p text:style-name="P10"><text:span text:style-name="T16">компиляция: … </text:span><text:span text:style-name="T15">–lpthreads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3T1">
        <office:forms form:automatic-focus="false" form:apply-design-mode="false"/>
        <draw:frame presentation:style-name="pr5" draw:text-style-name="P2" draw:layer="layout" svg:width="22.86cm" svg:height="2.201cm" svg:x="1.27cm" svg:y="0.763cm" presentation:class="title" presentation:user-transformed="true">
          <draw:text-box>
            <text:p text:style-name="P1"><text:span text:style-name="T2">Создание потоков</text:span></text:p>
          </draw:text-box>
        </draw:frame>
        <draw:frame presentation:style-name="pr6" draw:text-style-name="P2" draw:layer="layout" svg:width="22.86cm" svg:height="13.63cm" svg:x="1.27cm" svg:y="3.387cm" presentation:class="outline" presentation:user-transformed="true">
          <draw:text-box>
            <text:p text:style-name="P11"><text:span text:style-name="T8">int pthread_create(pthread_t *thread, const pthread_attr_t *attr, void*(*start_routine)(void*), void* arg) <text:s/>- </text:span><text:span text:style-name="T7">создание и запуск потока. В </text:span><text:span text:style-name="T8">thread </text:span><text:span text:style-name="T7">возвращается некий дескриптор потока для дальнейших операций с ним, </text:span><text:span text:style-name="T8">attr – </text:span><text:span text:style-name="T7">атрибуты потока (могут быть опущены – </text:span><text:span text:style-name="T8">NULL</text:span><text:span text:style-name="T7">), </text:span><text:span text:style-name="T8">start_routine</text:span><text:span text:style-name="T7"> – указатель на функцию вида </text:span><text:span text:style-name="T8">void* start_routine(void*), arg – </text:span><text:span text:style-name="T7">аргумент для передачи в функцию </text:span><text:span text:style-name="T8">start_routine</text:span><text:span text:style-name="T7">. Исполнение потока заключается в исполнении функции </text:span><text:span text:style-name="T8">start_routine</text:span><text:span text:style-name="T7">.</text:span></text:p>
            <text:p text:style-name="P11"><text:span text:style-name="T7"/></text:p>
            <text:p text:style-name="P11"><text:span text:style-name="T8">int pthread_join(pthread_t <text:s/>thread, void** value)</text:span><text:span text:style-name="T7"> – дожидается окончания работы потока. </text:span><text:span text:style-name="T8">thread </text:span><text:span text:style-name="T7">– дескриптор потока, в </text:span><text:span text:style-name="T8">value</text:span><text:span text:style-name="T7"> возвращается результат работы потока (может быть опущен – </text:span><text:span text:style-name="T8">NULL</text:span><text:span text:style-name="T7">).</text:span></text:p>
            <text:p text:style-name="P11"><text:span text:style-name="T7"/></text:p>
            <text:p text:style-name="P11"><text:span text:style-name="T7">Пример создания потоков:</text:span></text:p>
            <text:p text:style-name="P11"><text:span text:style-name="T7"/></text:p>
            <text:p text:style-name="P12"><text:span text:style-name="T17">void* func1(void* arg) {… return 0;} // </text:span><text:span text:style-name="T18">функции потоков</text:span></text:p>
            <text:p text:style-name="P12"><text:span text:style-name="T17">void* func2(void* arg) {… return 0;}</text:span></text:p>
            <text:p text:style-name="P12"><text:span text:style-name="T17"/></text:p>
            <text:p text:style-name="P12"><text:span text:style-name="T17">int main()</text:span></text:p>
            <text:p text:style-name="P12"><text:span text:style-name="T17">{</text:span></text:p>
            <text:p text:style-name="P12"><text:span text:style-name="T17">pthread_ thread1[2], thread2; //</text:span><text:span text:style-name="T18"> дескрипторы потоков</text:span></text:p>
            <text:p text:style-name="P12"><text:span text:style-name="T17">int a[2] = {0,1};</text:span><text:span text:style-name="T18"> </text:span></text:p>
            <text:p text:style-name="P12"><text:span text:style-name="T17">pthread_create(&amp;thread1[0], NULL, &amp;func1, &amp;a[0]); //</text:span><text:span text:style-name="T18"> создаем и запускаем потоки</text:span></text:p>
            <text:p text:style-name="P12"><text:span text:style-name="T17">pthread_create(&amp;thread1[1], NULL, &amp;func1, &amp;a[1]);</text:span></text:p>
            <text:p text:style-name="P12"><text:span text:style-name="T17">pthread_create(&amp;thread2, NULL, &amp;func2, NULL);</text:span></text:p>
            <text:p text:style-name="P12"><text:span text:style-name="T17">… </text:span><text:span text:style-name="T17">// </text:span><text:span text:style-name="T18">можно еще что-то поделать</text:span></text:p>
            <text:p text:style-name="P12"><text:span text:style-name="T17">pthread_join(thread1[0], NULL); //</text:span><text:span text:style-name="T18"> дожидаемся завершения потоков</text:span></text:p>
            <text:p text:style-name="P12"><text:span text:style-name="T17">pthread_join(thread1[1], NULL);</text:span></text:p>
            <text:p text:style-name="P12"><text:span text:style-name="T17">pthread_join(thread2, NULL);</text:span></text:p>
            <text:p text:style-name="P12"><text:span text:style-name="T17">return 0;</text:span></text:p>
            <text:p text:style-name="P12"><text:span text:style-name="T17">}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3T1">
        <office:forms form:automatic-focus="false" form:apply-design-mode="false"/>
        <draw:frame presentation:style-name="pr5" draw:text-style-name="P2" draw:layer="layout" svg:width="22.86cm" svg:height="2.201cm" svg:x="1.27cm" svg:y="0.763cm" presentation:class="title" presentation:user-transformed="true">
          <draw:text-box>
            <text:p text:style-name="P1"><text:span text:style-name="T14">Mutex</text:span></text:p>
          </draw:text-box>
        </draw:frame>
        <draw:frame presentation:style-name="pr7" draw:text-style-name="P2" draw:layer="layout" svg:width="22.86cm" svg:height="13.419cm" svg:x="1.27cm" svg:y="3.597cm" presentation:class="outline" presentation:user-transformed="true">
          <draw:text-box>
            <text:p text:style-name="P13"><text:span text:style-name="T7">Mutex – некий объект в системе. Может быть в двух состояниях: </text:span><text:span text:style-name="T8">“</text:span><text:span text:style-name="T7">занят</text:span><text:span text:style-name="T8">”</text:span><text:span text:style-name="T7">/</text:span><text:span text:style-name="T8">”</text:span><text:span text:style-name="T7">незанят</text:span><text:span text:style-name="T8">”</text:span><text:span text:style-name="T7">.</text:span></text:p>
            <text:p text:style-name="P13"><text:span text:style-name="T8"/></text:p>
            <text:p text:style-name="P13"><text:span text:style-name="T8">pthread_mutex_t mutex; // mutex</text:span><text:span text:style-name="T7"> в </text:span><text:span text:style-name="T8">POSIX Threads</text:span></text:p>
            <text:p text:style-name="P13"><text:span text:style-name="T7"/></text:p>
            <text:p text:style-name="P13"><text:span text:style-name="T8">int pthread_mutex_init(pthread_mutex_t *mutex</text:span><text:span text:style-name="T7">, </text:span><text:span text:style-name="T8">const pthread_mutexattr_t *attr)</text:span><text:span text:style-name="T7"> – инициализация mutexа. Параметр </text:span><text:span text:style-name="T8">attr</text:span><text:span text:style-name="T7"> – атрибуты mutexа, в общем случае может быть опущен (равен </text:span><text:span text:style-name="T8">NULL</text:span><text:span text:style-name="T7">)</text:span></text:p>
            <text:p text:style-name="P13"><text:span text:style-name="T7"/></text:p>
            <text:p text:style-name="P13"><text:span text:style-name="T8">int pthread_mutex_destroy(pthread_mutex_t *mutex) – </text:span><text:span text:style-name="T7">удаление mutexа</text:span></text:p>
            <text:p text:style-name="P13"><text:span text:style-name="T7"/></text:p>
            <text:p text:style-name="P13"><text:span text:style-name="T7">Пример:</text:span></text:p>
            <text:p text:style-name="P14"><text:span text:style-name="T19"/></text:p>
            <text:p text:style-name="P14"><text:span text:style-name="T12">pthread_mutex_t mutex;</text:span></text:p>
            <text:p text:style-name="P14"><text:span text:style-name="T12"/></text:p>
            <text:p text:style-name="P14"><text:span text:style-name="T12">pthread_mutex_init(&amp;mutex, NULL); //</text:span><text:span text:style-name="T19"> инициализация mutexа</text:span></text:p>
            <text:p text:style-name="P14"><text:span text:style-name="T19"/></text:p>
            <text:p text:style-name="P14"><text:span text:style-name="T12">…</text:span><text:span text:style-name="T12">// </text:span><text:span text:style-name="T19">используем mutex</text:span></text:p>
            <text:p text:style-name="P14"><text:span text:style-name="T19"/></text:p>
            <text:p text:style-name="P14"><text:span text:style-name="T12">pthread_mutex_destroy(&amp;mutex);</text:span><text:span text:style-name="T19"> </text:span><text:span text:style-name="T12">// </text:span><text:span text:style-name="T19">удаляем ненужный mutex</text:span></text:p>
            <text:p text:style-name="P14"><text:span text:style-name="T19"/></text:p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3T1">
        <office:forms form:automatic-focus="false" form:apply-design-mode="false"/>
        <draw:frame presentation:style-name="pr8" draw:text-style-name="P2" draw:layer="layout" svg:width="22.86cm" svg:height="2.413cm" svg:x="1.27cm" svg:y="0.763cm" presentation:class="title" presentation:user-transformed="true">
          <draw:text-box>
            <text:p text:style-name="P1"><text:span text:style-name="T14">Использование mutex'a</text:span></text:p>
          </draw:text-box>
        </draw:frame>
        <draw:frame presentation:style-name="pr6" draw:text-style-name="P2" draw:layer="layout" svg:width="22.86cm" svg:height="13.63cm" svg:x="1.27cm" svg:y="3.387cm" presentation:class="outline" presentation:user-transformed="true">
          <draw:text-box>
            <text:p text:style-name="P13"><text:span text:style-name="T8">int pthread_mutex_lock(pthread_mutex_t *mutex)</text:span><text:span text:style-name="T7"> – занять мутекс. Поток, занявший свободный мутекс, исполняется дальше. Поток, попытавшийся занять уже занятый мутекс, приостанавливается до его освобождения.</text:span></text:p>
            <text:p text:style-name="P13"><text:span text:style-name="T7"/></text:p>
            <text:p text:style-name="P13"><text:span text:style-name="T8">int pthread_mutex_unlock(pthread_mutex_t *mutex</text:span><text:span text:style-name="T7">) - освободить мутекс.</text:span></text:p>
            <text:p text:style-name="P13"><text:span text:style-name="T7"/></text:p>
            <text:p text:style-name="P13"><text:span text:style-name="T7">В каждый момент времени мутексом может владеть только один поток. Порядок, в котором потоки получают власть над мутексом, в общем случае не детерминирован. Операционной системой гарантируется, что все потоки, ожидающие мутекс, когда либо его получат.</text:span></text:p>
            <text:p text:style-name="P13"><text:span text:style-name="T7"/></text:p>
            <text:p text:style-name="P13"><text:span text:style-name="T7">Пример ограничения доступа к разделяемой переменной с помощью mutex'a:</text:span></text:p>
            <text:p text:style-name="P13"><text:span text:style-name="T7"/></text:p>
            <text:p text:style-name="P14"><text:span text:style-name="T12">// </text:span><text:span text:style-name="T19">Для каждого потока:</text:span></text:p>
            <text:p text:style-name="P14"><text:span text:style-name="T19"/></text:p>
            <text:p text:style-name="P14"><text:span text:style-name="T12">pthread_mutex_lock(&amp;mutex); //</text:span><text:span text:style-name="T19"> занимаем мутекс</text:span></text:p>
            <text:p text:style-name="P14"><text:span text:style-name="T12"/></text:p>
            <text:p text:style-name="P15"><text:span text:style-name="T12">A += 2;</text:span><text:span text:style-name="T19"> </text:span><text:span text:style-name="T12"><text:tab/></text:span><text:span text:style-name="T12">//</text:span><text:span text:style-name="T19"> в каждый момент времени операцию над </text:span><text:span text:style-name="T12">A</text:span><text:span text:style-name="T19"> будет исполнять только один поток, </text:span></text:p>
            <text:p text:style-name="P15"><text:span text:style-name="T12"><text:tab/></text:span><text:span text:style-name="T12">// </text:span><text:span text:style-name="T19">поэтому итоговый результат будет корректным</text:span></text:p>
            <text:p text:style-name="P14"><text:span text:style-name="T12"/></text:p>
            <text:p text:style-name="P14"><text:span text:style-name="T12">pthread_mutex_unlock(&amp;mutex);</text:span><text:span text:style-name="T19"> </text:span><text:span text:style-name="T12">//</text:span><text:span text:style-name="T19"> освобождаем мутекс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3T1">
        <office:forms form:automatic-focus="false" form:apply-design-mode="false"/>
        <draw:frame presentation:style-name="pr3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2">Условные переменные</text:span></text:p>
          </draw:text-box>
        </draw:frame>
        <draw:frame presentation:style-name="pr6" draw:text-style-name="P2" draw:layer="layout" svg:width="22.86cm" svg:height="13.63cm" svg:x="1.27cm" svg:y="3.387cm" presentation:class="outline" presentation:user-transformed="true">
          <draw:text-box>
            <text:p text:style-name="P13"><text:span text:style-name="T7">Условная переменная – некий объект в системе, который может использоваться для оповещения потоков о наступлении некоего условия.</text:span></text:p>
            <text:p text:style-name="P13"><text:span text:style-name="T8"/></text:p>
            <text:p text:style-name="P13"><text:span text:style-name="T8">pthread</text:span><text:span text:style-name="T7"> с</text:span><text:span text:style-name="T8">ond_t cond; // </text:span><text:span text:style-name="T7">условная переменная в </text:span><text:span text:style-name="T8">POSIX Threads</text:span></text:p>
            <text:p text:style-name="P13"><text:span text:style-name="T7"/></text:p>
            <text:p text:style-name="P13"><text:span text:style-name="T8">int pthread_cond_init(pthread_cond_t *cond</text:span><text:span text:style-name="T7">, </text:span><text:span text:style-name="T8">const pthread_condattr_t *attr)</text:span><text:span text:style-name="T7"> – инициализация условной переменной. Параметр </text:span><text:span text:style-name="T8">attr</text:span><text:span text:style-name="T7"> – атрибуты переменной, в общем случае может быть опущен (равен </text:span><text:span text:style-name="T8">NULL</text:span><text:span text:style-name="T7">)</text:span></text:p>
            <text:p text:style-name="P13"><text:span text:style-name="T7"/></text:p>
            <text:p text:style-name="P13"><text:span text:style-name="T8">int pthread_cond_destroy(pthread_cond_t *cond) – </text:span><text:span text:style-name="T7">удаление условной переменной</text:span></text:p>
            <text:p text:style-name="P13"><text:span text:style-name="T7"/></text:p>
            <text:p text:style-name="P13"><text:span text:style-name="T7">Пример:</text:span></text:p>
            <text:p text:style-name="P14"><text:span text:style-name="T19"/></text:p>
            <text:p text:style-name="P14"><text:span text:style-name="T12">pthread_cond_t cond;</text:span></text:p>
            <text:p text:style-name="P14"><text:span text:style-name="T12"/></text:p>
            <text:p text:style-name="P14"><text:span text:style-name="T12">pthread_cond_init(&amp;cond, NULL); //</text:span><text:span text:style-name="T19"> инициализация переменной</text:span></text:p>
            <text:p text:style-name="P14"><text:span text:style-name="T19"/></text:p>
            <text:p text:style-name="P14"><text:span text:style-name="T12">…</text:span><text:span text:style-name="T12">// </text:span><text:span text:style-name="T19">используем переменную</text:span></text:p>
            <text:p text:style-name="P14"><text:span text:style-name="T19"/></text:p>
            <text:p text:style-name="P14"><text:span text:style-name="T12">pthread_cond_destroy(&amp;cond);</text:span><text:span text:style-name="T19"> </text:span><text:span text:style-name="T12">// </text:span><text:span text:style-name="T19">удаляем ненужную переменную</text:span></text:p>
            <text:p text:style-name="P14"><text:span text:style-name="T19"/></text:p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3T1">
        <office:forms form:automatic-focus="false" form:apply-design-mode="false"/>
        <draw:frame presentation:style-name="pr5" draw:text-style-name="P2" draw:layer="layout" svg:width="22.86cm" svg:height="2.201cm" svg:x="1.27cm" svg:y="0.763cm" presentation:class="title" presentation:user-transformed="true">
          <draw:text-box>
            <text:p text:style-name="P1"><text:span text:style-name="T2">Работа с условными переменными</text:span></text:p>
          </draw:text-box>
        </draw:frame>
        <draw:frame presentation:style-name="pr6" draw:text-style-name="P2" draw:layer="layout" svg:width="22.86cm" svg:height="13.63cm" svg:x="1.27cm" svg:y="3.387cm" presentation:class="outline" presentation:user-transformed="true">
          <draw:text-box>
            <text:p text:style-name="P13"><text:span text:style-name="T8">int pthread_cond_wait(pthread_cond_t* cond, pthread_mutex_t *mutex) – </text:span><text:span text:style-name="T7">приостанавливает поток до наступления события </text:span><text:span text:style-name="T8">cond</text:span><text:span text:style-name="T7">. Мутекс </text:span><text:span text:style-name="T8">mutex</text:span><text:span text:style-name="T7"> освобождается на время ожидания и снова занимается при выходе из функции.</text:span></text:p>
            <text:p text:style-name="P13"><text:span text:style-name="T7"/></text:p>
            <text:p text:style-name="P13"><text:span text:style-name="T8">int pthread_cond_signal</text:span><text:span text:style-name="T7">(</text:span><text:span text:style-name="T8">pthread_cond_t* cond)</text:span><text:span text:style-name="T7"> – сигнализирует о наступлении события </text:span><text:span text:style-name="T8">cond</text:span><text:span text:style-name="T7">. При этом только один из потоков, ожидающих событие (если есть такой), выйдет из ожидания.</text:span></text:p>
            <text:p text:style-name="P13"><text:span text:style-name="T7"/></text:p>
            <text:p text:style-name="P13"><text:span text:style-name="T8">int pthread_cond_broadcast(pthread_cond_t* cond</text:span><text:span text:style-name="T7">) - сигнализирует о наступлении события </text:span><text:span text:style-name="T8">cond</text:span><text:span text:style-name="T7">. При этом все потоки, ожидающие событие (если есть такие), выходят из ожидания.</text:span></text:p>
            <text:p text:style-name="P13"><text:span text:style-name="T7"/></text:p>
            <text:p text:style-name="P13"><text:span text:style-name="T7">Пример использования условных переменных:</text:span></text:p>
            <text:p text:style-name="P16"><text:span text:style-name="T20">pthread_cond_t cond, pthread_mutex_t mutex;</text:span></text:p>
            <text:p text:style-name="P16"><text:span text:style-name="T20"/></text:p>
            <text:p text:style-name="P16"><text:span text:style-name="T21">// Поток 1:</text:span></text:p>
            <text:p text:style-name="P16"><text:span text:style-name="T20">pthread_mutex_lock(&amp;mutex); // </text:span><text:span text:style-name="T21">занимаем мутекс</text:span></text:p>
            <text:p text:style-name="P16"><text:span text:style-name="T20">if(!</text:span><text:span text:style-name="T22">condition</text:span><text:span text:style-name="T20">) // </text:span><text:span text:style-name="T22">condition</text:span><text:span text:style-name="T20"> </text:span><text:span text:style-name="T21">зависит от переменных, защищаемых мутексом</text:span></text:p>
            <text:p text:style-name="P17"><text:span text:style-name="T21"><text:tab/></text:span><text:span text:style-name="T20">pthread_cond_wait(&amp;cond, &amp;mutex); //</text:span><text:span text:style-name="T21"> ждем наступления события (</text:span><text:span text:style-name="T22">condition</text:span><text:span text:style-name="T20"> = true)</text:span></text:p>
            <text:p text:style-name="P16"><text:span text:style-name="T20">pthread_mutex_unlock(&amp;mutex); //</text:span><text:span text:style-name="T21"> освобождаем вновь занятый мутекс</text:span></text:p>
            <text:p text:style-name="P16"><text:span text:style-name="T20"/></text:p>
            <text:p text:style-name="P16"><text:span text:style-name="T21">// Поток 2:</text:span></text:p>
            <text:p text:style-name="P16"><text:span text:style-name="T20">pthread_mutex_lock(&amp;mutex); //</text:span><text:span text:style-name="T21"> занимаем мутекс</text:span></text:p>
            <text:p text:style-name="P16"><text:span text:style-name="T20">… </text:span><text:span text:style-name="T20">//</text:span><text:span text:style-name="T21"> что-то делаем – чтобы </text:span><text:span text:style-name="T22">condition</text:span><text:span text:style-name="T20"> = true</text:span></text:p>
            <text:p text:style-name="P16"><text:span text:style-name="T20">pthread_cond_signal(&amp;cond); //</text:span><text:span text:style-name="T21"> посылаем сигнал о событии – Поток 1 должен проснуться</text:span><text:span text:style-name="T20"> (</text:span><text:span text:style-name="T21">если ждет события)</text:span></text:p>
            <text:p text:style-name="P16"><text:span text:style-name="T20">pthread_mutex_unlock(&amp;mutex); //</text:span><text:span text:style-name="T21"> освобождаем мутекс</text:span></text:p>
            <text:p text:style-name="P16"><text:span text:style-name="T18"/></text:p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Обычный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Обычный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graphic-properties>
        <text:list-style style:name="Обычный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Обычный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Обычный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 style:font-independent-line-spacing="true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fo:margin-left="0cm" fo:margin-right="0cm" fo:text-align="center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 draw:page-number="3"/>
      <draw:page-thumbnail draw:layer="backgroundobjects" svg:width="8.024cm" svg:height="6.017cm" svg:x="10.025cm" svg:y="2.404cm" draw:page-number="4"/>
      <draw:page-thumbnail draw:layer="backgroundobjects" svg:width="8.024cm" svg:height="6.017cm" svg:x="10.025cm" svg:y="9.69cm" draw:page-number="5"/>
      <draw:page-thumbnail draw:layer="backgroundobjects" svg:width="8.024cm" svg:height="6.017cm" svg:x="10.025cm" svg:y="16.976cm" draw:page-number="6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2.86cm" svg:height="3.985cm" svg:x="1.27cm" svg:y="0.358cm" presentation:class="title" presentation:placeholder="true">
        <draw:text-box/>
      </draw:frame>
      <draw:frame presentation:style-name="Обычный-outline1" draw:layer="backgroundobjects" svg:width="22.86cm" svg:height="12.572cm" svg:x="1.27cm" svg:y="4.445cm" presentation:class="outline" presentation:placeholder="true">
        <draw:text-box/>
      </draw:frame>
      <draw:frame presentation:style-name="Mpr1" draw:text-style-name="MP4" draw:layer="backgroundobjects" svg:width="5.927cm" svg:height="1.324cm" svg:x="1.269cm" svg:y="17.347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6" draw:layer="backgroundobjects" svg:width="8.044cm" svg:height="1.324cm" svg:x="8.678cm" svg:y="17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8" draw:layer="backgroundobjects" svg:width="5.927cm" svg:height="1.324cm" svg:x="18.202cm" svg:y="17.347cm" presentation:class="page-number">
        <draw:text-box>
          <text:p text:style-name="MP7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0cm" svg:height="0cm" svg:x="0cm" svg:y="1.93cm" presentation:class="page"/>
        <draw:frame presentation:style-name="Обычный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PowerPoint Presentation</dc:title>
    <dc:date>2010-01-05T23:52:21</dc:date>
    <meta:editing-cycles>14</meta:editing-cycles>
    <meta:editing-duration>PT01H43M16S</meta:editing-duration>
    <meta:generator>OpenOffice.org/3.1$Unix OpenOffice.org_project/310m19$Build-9420</meta:generator>
    <meta:document-statistic meta:object-count="93"/>
    <meta:user-defined meta:name="Version" meta:value-type="float">1</meta:user-defined>
  </office:meta>
</office:document-meta>
</file>